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d19" officeooo:paragraph-rsid="000dad19"/>
    </style:style>
    <style:style style:name="P2" style:family="paragraph" style:parent-style-name="Standard">
      <style:text-properties officeooo:paragraph-rsid="000dad19"/>
    </style:style>
    <style:style style:name="P3" style:family="paragraph" style:parent-style-name="Standard">
      <style:text-properties officeooo:rsid="000f73f8" officeooo:paragraph-rsid="000f73f8"/>
    </style:style>
    <style:style style:name="P4" style:family="paragraph" style:parent-style-name="Standard">
      <style:text-properties officeooo:paragraph-rsid="000f73f8"/>
    </style:style>
    <style:style style:name="T1" style:family="text">
      <style:text-properties officeooo:rsid="000dad19"/>
    </style:style>
    <style:style style:name="T2" style:family="text">
      <style:text-properties officeooo:rsid="000f7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st time I lazily uploaded a video I said in the description “New stuff about my game infidel out soon” so… guess what</text:p>
      <text:p text:style-name="P2"><text:span text:style-name="T1">Sike </text:span><text:span text:style-name="T2">you thought!</text:span></text:p>
      <text:p text:style-name="P2"/>
      <text:p text:style-name="P3">Let me explain</text:p>
      <text:p text:style-name="P4"><text:span text:style-name="T2">Infidel, the game I’ve been dreaming of making for years, is just huge. And even though I constantly scoped it down, I just never managed to reach a point where I could see the end before f**ing everything u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8T14:52:01.329000000</meta:creation-date>
    <dc:date>2021-03-18T22:40:49.146000000</dc:date>
    <meta:editing-duration>PT6H48M26S</meta:editing-duration>
    <meta:editing-cycles>1</meta:editing-cycles>
    <meta:document-statistic meta:table-count="0" meta:image-count="0" meta:object-count="0" meta:page-count="1" meta:paragraph-count="4" meta:word-count="68" meta:character-count="358" meta:non-whitespace-character-count="294"/>
    <meta:generator>LibreOffice/6.4.4.2$Windows_X86_64 LibreOffice_project/3d775be2011f3886db32dfd395a6a6d1ca2630ff</meta:generator>
  </office:meta>
</office:document-meta>
</file>